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, apple-system, system-ui, BlinkMacSystemFont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variant="normal" fo:text-transform="none" fo:color="#333333" fo:letter-spacing="normal" fo:font-style="normal"/>
    </style:style>
    <style:style style:name="T4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fo:letter-spacing="normal" fo:language="en" fo:country="US" fo:font-style="normal"/>
    </style:style>
    <style:style style:name="T6" style:family="text">
      <style:text-properties fo:font-variant="normal" fo:text-transform="none" fo:color="#333333" fo:letter-spacing="normal" fo:language="en" fo:country="US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йрфейс <text:span text:style-name="T1">Iterable</text:span></text:p>
      <text:p text:style-name="P1"><text:span text:style-name="T1"/></text:p>
      <text:p text:style-name="P2"><text:span text:style-name="T3">Это и</text:span><text:span text:style-name="T5">нтерфейс</text:span><text:span text:style-name="T3"> стандартной библиотеки </text:span><text:span text:style-name="T4">Java</text:span><text:span text:style-name="T3">. По объекту класса, реализующего этот интерфейс, можно "проитерироваться" — перечислить несколько элементов типа E, используя следующую синтаксическую конструкцию:</text:span> </text:p>
      <text:p text:style-name="P3">for (E x : &lt;имя объекта&gt;) {</text:p>
      <text:p text:style-name="P4">…</text:p>
      <text:p text:style-name="P5">}</text:p>
      <text:p text:style-name="P2"><text:span text:style-name="T5">Интерфейс </text:span><text:span text:style-name="T6">Iterable</text:span><text:span text:style-name="T5"> содержит один метод </text:span><text:span text:style-name="T6">iterator(),</text:span><text:span text:style-name="T5"> возвращающий объект типа </text:span><text:span text:style-name="T6">Itaretor&lt;E&gt;</text:span><text:span text:style-name="T1"> <text:s/></text:span>тоесть этот метод возрващает объект класса <text:span text:style-name="T1">Iterator </text:span>который позвоялет проходится по элементам нашей коллекции.</text:p>
      <text:p text:style-name="P2">Все классы в <text:span text:style-name="T2">Java Collections FrameWork</text:span>(<text:span text:style-name="T1">ArrayList, LinkedList, Set </text:span>и т.д.) по которым мы можем проходится в цикле <text:span text:style-name="T2">foreach</text:span><text:span text:style-name="T1"> </text:span>реализуют интерфейс <text:span text:style-name="T6">Iterable</text:span><text:span text:style-name="T5"> </text:span><text:span text:style-name="T3">и если нужно, чтобы по элементам собственного класса можно было проходится, так же нужно будет реализовать <text:s text:c="2"/>интерфейс <text:s/></text:span><text:span text:style-name="T6">Iterable.</text:span></text:p>
      <text:p text:style-name="P2"><text:span text:style-name="T6"/></text:p>
      <text:p text:style-name="P2"><text:span text:style-name="T4">Как работает </text:span><text:span text:style-name="T6">Itareator ?</text:span></text:p>
      <text:p text:style-name="P2"><text:span text:style-name="T5">Iterator </text:span><text:span text:style-name="T3">в себе хранит указатель на элемент объекта и когда мы первый раз получаем итератор, указатель указывает на место до первого объекта. </text:span></text:p>
      <text:p text:style-name="P2"><text:span text:style-name="T3">Например, у нас есть массив, в самом начале итератор указывает на пространство до первого элемента, но как только вызывается метод </text:span><text:span text:style-name="T5">next() </text:span><text:span text:style-name="T3">указататель итератора перемещается на первый элемент, и каждый раз когда вызыввает метод </text:span><text:span text:style-name="T5">next() у</text:span><text:span text:style-name="T3">казатель итератора двигается на единицу вправ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, apple-system, system-ui, BlinkMacSystemFont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38S</meta:editing-duration>
    <meta:editing-cycles>8</meta:editing-cycles>
    <meta:generator>OpenOffice/4.1.13$Win32 OpenOffice.org_project/4113m1$Build-9810</meta:generator>
    <dc:date>2022-08-23T23:26:40.75</dc:date>
    <meta:document-statistic meta:table-count="0" meta:image-count="0" meta:object-count="0" meta:page-count="1" meta:paragraph-count="10" meta:word-count="163" meta:character-count="1181"/>
    <meta:user-defined meta:name="Info 1"/>
    <meta:user-defined meta:name="Info 2"/>
    <meta:user-defined meta:name="Info 3"/>
    <meta:user-defined meta:name="Info 4"/>
  </office:meta>
</office:document-meta>
</file>